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5:16:09.836236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5-28T05:24:31.586581551</dc:date>
    <meta:editing-duration>PT12H54M19S</meta:editing-duration>
    <meta:editing-cycles>126</meta:editing-cycles>
    <meta:generator>LibreOffice/6.4.3.2$Linux_X86_64 LibreOffice_project/40$Build-2</meta:generator>
    <meta:document-statistic meta:table-count="50" meta:cell-count="1715" meta:object-count="0"/>
  </office:meta>
</office:document-meta>
</file>